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F sample document with a <text:span text:style-name="T1">valid</text:span> <text:span text:style-name="T1">document</text:span> signature.</text:p>
      <text:p text:style-name="P1">Signed by an <text:span text:style-name="T1">untrusted</text:span> ent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5T13:36:10.98</meta:creation-date>
    <meta:document-statistic meta:table-count="0" meta:image-count="0" meta:object-count="0" meta:page-count="1" meta:paragraph-count="2" meta:word-count="13" meta:character-count="82"/>
    <dc:date>2022-02-25T13:37:41.86</dc:date>
    <meta:editing-duration>PT1M31S</meta:editing-duration>
    <meta:editing-cycles>1</meta:editing-cycles>
    <meta:generator>OpenOffice/4.1.8$Win32 OpenOffice.org_project/418m3$Build-9803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d0024004b00dd005e00a6004e00e600b100d0004800b800d100be00da00b8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gYCTSsjAmW0FvAwzzeNK5M5n8i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s9Xw+rRUq8UbtL0Anxv98l+G9A0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Mk73AvWUqucULBup7OxWpEYlHs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M9MVMn1Aw/3BZsIpHtaBWL6GoXM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zPH7UYN5uVryknsZlvCknVJ2qKA=</DigestValue>
      </Reference>
      <Reference URI="#ID_0024005a000200c9000400bd00420010009b008300d100f0001300690060006c">
        <DigestMethod Algorithm="http://www.w3.org/2000/09/xmldsig#sha1"/>
        <DigestValue>bUviQ4liV3hHlR5xaYgttVFVYBg=</DigestValue>
      </Reference>
    </SignedInfo>
    <SignatureValue>Obl+pvDn8V70ekPgu/a+iVFaFg9UDI8D2lZUTWpNbR2wBMf6FzWSSBpyiBjKRmXf
+swutI6NBNdkrjancPgFG/gcOsnI3Lp/oX9AMXMbUAnaSO/yn57dYp6CA9B2okwy
N2Vkn5UgNJum+QYmEZ2BOWTI5CinaKI9PTWw24or27S2KYEIVacG844RjE25p7fn
Db/sXJ60x3tC5tvMdEJgjf7gIOfsHa+VuFWhQyG/G7+MzJ4Yn4TILSZAH/cHjCzv
tpnH0M8jIRfNzJL7Y6uqhnYDlbMoWWM2EiDfUVwhiq5a7zXiant/Nd3tAw/pA7Ua
6flUuR1Ae/6P2kJ08OrTpQ==</SignatureValue>
    <KeyInfo>
      <X509Data>
        <X509IssuerSerial>
          <X509IssuerName>C=DE, E=odf@insecurity.team, OU=NDS, O=RUB, CN=ODF Insecurity Team</X509IssuerName>
          <X509SerialNumber>4965678038275608955929</X509SerialNumber>
        </X509IssuerSerial>
        <X509Certificate>MIIDejCCAmKgAwIBAgIKAQ0woEqFmD5MGTANBgkqhkiG9w0BAQsFADBrMRwwGgYD
VQQDExNPREYgSW5zZWN1cml0eSBUZWFtMQwwCgYDVQQKEwNSVUIxDDAKBgNVBAsT
A05EUzEiMCAGCSqGSIb3DQEJARYTb2RmQGluc2VjdXJpdHkudGVhbTELMAkGA1UE
BhMCREUwHhcNMjAwOTIyMTUwNDE0WhcNMjUwOTIyMTUwNDE0WjBrMRwwGgYDVQQD
ExNPREYgSW5zZWN1cml0eSBUZWFtMQwwCgYDVQQKEwNSVUIxDDAKBgNVBAsTA05E
UzEiMCAGCSqGSIb3DQEJARYTb2RmQGluc2VjdXJpdHkudGVhbTELMAkGA1UEBhMC
REUwggEiMA0GCSqGSIb3DQEBAQUAA4IBDwAwggEKAoIBAQDEIuAR5oPcotehqKpT
+sEENB/Ljr7FmRNNNaHyIIIw6qQNY0+Giiht/GIozHgsiJMzp+xtJZlQDVrvl6AO
JTkDV30ft/r1POkdzz/MvO8GjT9JUXCxVQiSIK4w5rmNd2lNsswHWB43S8dygntF
BxXXyT6kBI674PpCkLAuLMieS104tG86EXR+WzpTCDzLqJyy3fJLNkd7Yq/PO6ES
t6T1Gr1z31zJFpFhAah087+4aMyWe7Fp6p3jyowS8ONyz8kzuwJ4aD5nYIfTcnA8
tOifglewIkHLfli9N323+nDBsoTWQxmqZZkH301NpEvHLRZjLfVmQK+jsgk9Pz9A
bRelAgMBAAGjIDAeMA8GCSqGSIb3LwEBCgQCBQAwCwYDVR0PBAQDAgOYMA0GCSqG
SIb3DQEBCwUAA4IBAQCknlOz6JekCFJG2iMSlOLbISGPy3y/Qj/jADzz+ACR559u
Q4Nv7gQOxIZ3zcLWYX1LMTS6JfGeOJ6QqC5G5Q4/2uzrh8a5hC8CT4llaMdmXHTU
u1bK7KfBO/1xbNG+MYuDezQ1JOhZ2ST9nJESFwsmj4prn2GO7WAsDm/q5N7AvbUD
ebAixOti/yTQdXxNdPqVXi3C+pdlOUBvx3ff1sCvrmqJyxFU9/pKTblvfcKa3ga/
9lJkeZfRDxaLIdY7rNPlZdDBkP2BG1VNU14vyongazskDZBLhJEttucCnDnFzLqt
hgfDulSZQlLYorJH68eri6WOdHrIi0yxN/xBUVxl</X509Certificate>
      </X509Data>
    </KeyInfo>
    <Object>
      <SignatureProperties>
        <SignatureProperty Id="ID_0024005a000200c9000400bd00420010009b008300d100f0001300690060006c" Target="#ID_00cd0024004b00dd005e00a6004e00e600b100d0004800b800d100be00da00b8">
          <dc:date xmlns:dc="http://purl.org/dc/elements/1.1/">2022-02-25T13:38:05,52</dc:date>
        </SignatureProperty>
      </SignatureProperties>
    </Object>
  </Signature>
</document-signatures>
</file>